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61ab03" officeooo:paragraph-rsid="1061ab03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5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1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f5f1cf7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daef67d"/>
    </style:style>
    <style:style style:name="P64" style:family="paragraph" style:parent-style-name="Standard">
      <style:paragraph-properties fo:text-align="center" style:justify-single-word="false"/>
      <style:text-properties officeooo:paragraph-rsid="0db0d4d1"/>
    </style:style>
    <style:style style:name="P65" style:family="paragraph" style:parent-style-name="Standard">
      <style:paragraph-properties fo:text-align="center" style:justify-single-word="false"/>
      <style:text-properties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d804757"/>
    </style:style>
    <style:style style:name="P68" style:family="paragraph" style:parent-style-name="Standard">
      <style:paragraph-properties fo:text-align="center" style:justify-single-word="false"/>
      <style:text-properties officeooo:paragraph-rsid="0dce9327"/>
    </style:style>
    <style:style style:name="P69" style:family="paragraph" style:parent-style-name="Standard">
      <style:paragraph-properties fo:text-align="center" style:justify-single-word="false"/>
      <style:text-properties officeooo:paragraph-rsid="103fc298"/>
    </style:style>
    <style:style style:name="P70" style:family="paragraph" style:parent-style-name="Standard">
      <style:paragraph-properties fo:text-align="center" style:justify-single-word="false"/>
      <style:text-properties officeooo:paragraph-rsid="10411e41"/>
    </style:style>
    <style:style style:name="P71" style:family="paragraph" style:parent-style-name="Standard">
      <style:paragraph-properties fo:text-align="center" style:justify-single-word="false"/>
      <style:text-properties officeooo:paragraph-rsid="1061ab03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paragraph-properties fo:break-before="page"/>
      <style:text-properties officeooo:paragraph-rsid="0b0ddd8e"/>
    </style:style>
    <style:style style:name="P9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5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5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5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5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6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6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6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106558c7" fo:background-color="#ffff00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loext:opacity="100%" style:font-name="Liberation Sans" fo:font-size="12pt" fo:language="nl" fo:country="NL" fo:font-weight="bold" officeooo:rsid="105c8aaa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6" style:family="text">
      <style:text-properties fo:color="#000000" loext:opacity="100%" style:font-name="Liberation Sans" fo:font-size="12pt" style:font-size-asian="12pt" style:font-size-complex="12pt"/>
    </style:style>
    <style:style style:name="T21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1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1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2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2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42" style:family="text">
      <style:text-properties style:use-window-font-color="true" loext:opacity="0%" style:font-name="Liberation Sans" officeooo:rsid="047da547"/>
    </style:style>
    <style:style style:name="T24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style:font-size-asian="12pt" style:font-size-complex="12pt"/>
    </style:style>
    <style:style style:name="T276" style:family="text">
      <style:text-properties style:use-window-font-color="true" loext:opacity="0%" style:font-name="Liberation Sans" officeooo:rsid="0efd8e5c"/>
    </style:style>
    <style:style style:name="T27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9" style:family="text">
      <style:text-properties officeooo:rsid="04473353"/>
    </style:style>
    <style:style style:name="T28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officeooo:rsid="0aace3cd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3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4" style:family="text">
      <style:text-properties officeooo:rsid="0f0ca65a"/>
    </style:style>
    <style:style style:name="T305" style:family="text">
      <style:text-properties officeooo:rsid="0f8f58bd"/>
    </style:style>
    <style:style style:name="T306" style:family="text">
      <style:text-properties officeooo:rsid="0f95a7a0"/>
    </style:style>
    <style:style style:name="T307" style:family="text">
      <style:text-properties style:text-underline-style="none"/>
    </style:style>
    <style:style style:name="T308" style:family="text">
      <style:text-properties style:font-name="Liberation Mono" fo:font-size="8pt" style:font-size-asian="8pt" style:font-size-complex="8pt" loext:padding="0.049cm" loext:border="0.31pt solid #000000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officeooo:rsid="105c8aaa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2"><text:span text:style-name="Strong_20_Emphasis"><text:span text:style-name="T182">C</text:span></text:span><text:span text:style-name="Strong_20_Emphasis"><text:span text:style-name="T181">hecklist voor </text:span></text:span><text:span text:style-name="Strong_20_Emphasis"><text:span text:style-name="T183">de installatie</text:span></text:span><text:span text:style-name="Strong_20_Emphasis"><text:span text:style-name="T181"> van </text:span></text:span><text:span text:style-name="Strong_20_Emphasis"><text:span text:style-name="T187"><text:user-field-get text:name="Distro">Rocky Linux</text:user-field-get></text:span></text:span><text:span text:style-name="Strong_20_Emphasis"><text:span text:style-name="T188"><text:s/></text:span></text:span><text:span text:style-name="Strong_20_Emphasis"><text:span text:style-name="T187"><text:user-field-get text:name="Version">8.10</text:user-field-get></text:span></text:span><text:span text:style-name="Strong_20_Emphasis"><text:span text:style-name="T185"><text:note text:id="ftn1" text:note-class="footnote"><text:note-citation>1</text:note-citation><text:note-body><text:p text:style-name="P85"><text:span text:style-name="T289">D</text:span><text:span text:style-name="T283">eze </text:span><text:span text:style-name="Strong_20_Emphasis"><text:span text:style-name="T292"><text:user-field-get text:name="Distro">Rocky Linux</text:user-field-get></text:span></text:span><text:span text:style-name="T285"><text:s/></text:span><text:span text:style-name="T293"><text:user-field-get text:name="Version">8.10</text:user-field-get></text:span><text:span text:style-name="T293"><text:s/></text:span><text:span text:style-name="T294">Server</text:span><text:span text:style-name="T283"> (codenaam </text:span><text:span text:style-name="T288">GreenObsidian</text:span><text:span text:style-name="T283">) van </text:span><text:span text:style-name="T291">mei</text:span><text:span text:style-name="T286"> </text:span><text:span text:style-name="Strong_20_Emphasis"><text:span text:style-name="T295"><text:user-field-get text:name="Releaseyear">2024</text:user-field-get></text:span></text:span><text:span text:style-name="T287"><text:s/></text:span><text:span text:style-name="T289">is een zogenaamde </text:span><text:span text:style-name="T283">LTS-</text:span><text:span text:style-name="T289">versie</text:span><text:span text:style-name="T283"> </text:span><text:span text:style-name="T289">(</text:span><text:span text:style-name="T283">staat voor Long-Term Support, </text:span><text:span text:style-name="T284">langetermijnondersteuning</text:span><text:span text:style-name="T289">)</text:span><text:span text:style-name="T284"> </text:span><text:span text:style-name="T290">en</text:span><text:span text:style-name="T287"> </text:span><text:span text:style-name="T283">wordt gedurende 5 jaar ondersteund tot </text:span><text:span text:style-name="T291">mei</text:span><text:span text:style-name="T283"> 202</text:span><text:span text:style-name="T288">9</text:span><text:span text:style-name="T283">.</text:span></text:p></text:note-body></text:note></text:span></text:span><text:span text:style-name="Strong_20_Emphasis"><text:span text:style-name="T186"><text:s/></text:span></text:span><text:span text:style-name="Strong_20_Emphasis"><text:span text:style-name="T189">Server</text:span></text:span><text:span text:style-name="Strong_20_Emphasis"><text:span text:style-name="T184">. </text:span></text:span><text:span text:style-name="Strong_20_Emphasis"><text:span text:style-name="T195">TODO: Translation to EN</text:span></text:span></text:p>
      <text:p text:style-name="P16"/>
      <text:p text:style-name="P16">Dit is een invulbare PDF, afdrukken is niet noodzakelijk.</text:p>
      <text:p text:style-name="P17"/>
      <text:p text:style-name="P9"><text:span text:style-name="T19">Vul </text:span><text:span text:style-name="T18">achter</text:span><text:span text:style-name="T15"> de </text:span><text:span text:style-name="Definition"><text:span text:style-name="T304">ONDERSTREEPTE</text:span></text:span><text:span text:style-name="T1"> </text:span><text:span text:style-name="T16">woorden</text:span><text:span text:style-name="T15"> het</text:span><text:span text:style-name="Strong_20_Emphasis"><text:span text:style-name="T230"> </text:span></text:span><text:span text:style-name="Strong_20_Emphasis"><text:span text:style-name="T231">tekstvak</text:span></text:span><text:span text:style-name="T16"> </text:span><text:span text:style-name="T19">in,</text:span><text:span text:style-name="T16"> </text:span><text:span text:style-name="T242">zie </text:span><text:span text:style-name="T276">[</text:span><text:span text:style-name="T242">toelichting</text:span><text:span text:style-name="T276">]</text:span><text:span text:style-name="T16">:</text:span></text:p>
      <text:p text:style-name="P2"><text:span text:style-name="Definition"><text:span text:style-name="T23">GEBRUIKER</text:span></text:span><text:span text:style-name="T250"><text:tab/><text:tab/></text:span><text:span text:style-name="T275"> <text:tab/><text:tab/></text:span><text:span text:style-name="T251"><draw:control text:anchor-type="as-char" svg:y="-0.4cm" draw:z-index="11" draw:name="Gebruiker 2" draw:style-name="gr2" draw:text-style-name="P100" svg:width="6.4cm" svg:height="0.6cm" draw:control="control10"><svg:title>Gebruiker</svg:title><svg:desc>Volledige naam, bijv. Jan Stek</svg:desc></draw:control></text:span><text:span text:style-name="T251"><text:tab/> <text:s text:c="2"/></text:span><text:span text:style-name="T252">[</text:span><text:span text:style-name="T253">N</text:span><text:span text:style-name="T245">aam, bijv. </text:span><text:span text:style-name="T246">J</text:span><text:span text:style-name="T273">a</text:span><text:span text:style-name="T246">n </text:span><text:span text:style-name="T273">Jansen</text:span><text:span text:style-name="T274">]</text:span></text:p>
      <text:p text:style-name="P84"><text:span text:style-name="Definition"><text:span text:style-name="T244">g</text:span></text:span><text:span text:style-name="Definition">ebruikersnaam</text:span><text:span text:style-name="Definition"><text:span text:style-name="T307"><text:tab/></text:span></text:span><text:span text:style-name="T243"><draw:control text:anchor-type="as-char" svg:y="-0.4cm" draw:z-index="12" draw:name="Gberuikersnaam 3" draw:style-name="gr2" draw:text-style-name="P100" svg:width="6.4cm" svg:height="0.6cm" draw:control="control11"><svg:title>Gebruikersnaam</svg:title><svg:desc>Korte naam, bijv. jan</svg:desc></draw:control></text:span><text:span text:style-name="T243"><text:tab/> <text:s text:c="2"/></text:span><text:span text:style-name="T7">[</text:span><text:span text:style-name="T8">Gebruikers</text:span><text:span text:style-name="T6">naam, bijv. </text:span><text:span text:style-name="T196">j</text:span><text:span text:style-name="T197">a</text:span><text:span text:style-name="T196">n</text:span><text:span text:style-name="T198">]</text:span></text:p>
      <text:p text:style-name="P2"><text:span text:style-name="Definition">COMPUTERNAAM</text:span><text:span text:style-name="T255"><text:tab/><text:tab/></text:span><draw:control text:anchor-type="as-char" svg:y="-0.4cm" draw:z-index="13" draw:name="Computernaam 1" draw:style-name="gr2" draw:text-style-name="P100" svg:width="6.4cm" svg:height="0.6cm" draw:control="control12"><svg:title>Computernaam</svg:title><svg:desc>Unieke naam van de computer</svg:desc></draw:control><text:tab/> <text:s text:c="2"/><text:span text:style-name="T260">[</text:span><text:span text:style-name="T261">N</text:span><text:span text:style-name="T256">aam van de compute</text:span><text:span text:style-name="T257">r, </text:span><text:span text:style-name="T258">bijv. </text:span><text:span text:style-name="T259">pc02</text:span><text:span text:style-name="T260">]</text:span></text:p>
      <text:p text:style-name="P2"><text:span text:style-name="Definition"><text:span text:style-name="T263">GEBRUIKER</text:span></text:span><text:span text:style-name="Definition"><text:span text:style-name="T267"><text:tab/></text:span></text:span><text:span text:style-name="T262"><text:tab/></text:span><text:span text:style-name="T275"> <text:tab/><text:tab/></text:span><text:span text:style-name="T251"><draw:control text:anchor-type="as-char" svg:y="-0.4cm" draw:z-index="14" draw:name="Gebruiker 3" draw:style-name="gr2" draw:text-style-name="P100" svg:width="6.4cm" svg:height="0.6cm" draw:control="control13"><svg:title>Gebruiker</svg:title><svg:desc>Volledige naam, bijv. Jan Stek</svg:desc></draw:control></text:span><text:span text:style-name="T251"><text:tab/> <text:s text:c="2"/></text:span><text:span text:style-name="T252">[</text:span><text:span text:style-name="T254">N</text:span><text:span text:style-name="T245">aam </text:span><text:span text:style-name="T249">evt. 2</text:span><text:span text:style-name="T277">e</text:span><text:span text:style-name="T247"> gebruiker</text:span><text:span text:style-name="T248">]</text:span></text:p>
      <text:p text:style-name="P89"><text:span text:style-name="Definition"><text:span text:style-name="T263">GEBRUIKERSN</text:span></text:span><text:span text:style-name="Definition"><text:span text:style-name="T264">aa</text:span></text:span><text:span text:style-name="Definition"><text:span text:style-name="T263">M</text:span></text:span><text:span text:style-name="Definition"><text:span text:style-name="T267"><text:tab/></text:span></text:span><text:span text:style-name="T243"><draw:control text:anchor-type="as-char" svg:y="-0.4cm" draw:z-index="15" draw:name="Gberuikersnaam 4" draw:style-name="gr2" draw:text-style-name="P100" svg:width="6.4cm" svg:height="0.6cm" draw:control="control14"><svg:title>Gebruikersnaam</svg:title><svg:desc>Korte naam, bijv. jan</svg:desc></draw:control></text:span><text:span text:style-name="T243"><text:tab/> <text:s text:c="2"/></text:span><text:span text:style-name="T265">[</text:span><text:span text:style-name="T266">Gebruikers</text:span><text:span text:style-name="T265">naam</text:span><text:span text:style-name="T268"> </text:span><text:span text:style-name="T269">e</text:span><text:span text:style-name="T270">vt. 2</text:span><text:span text:style-name="T278">e</text:span><text:span text:style-name="T270"> </text:span><text:span text:style-name="T271">gebruiker</text:span><text:span text:style-name="T272">]</text:span></text:p>
      <text:p text:style-name="P1"><text:span text:style-name="T199">Vervang </text:span><text:span text:style-name="T206">de</text:span><text:span text:style-name="T199"> </text:span><text:span text:style-name="Definition"><text:span text:style-name="T24">ONDERSTREEPTE</text:span></text:span><text:span text:style-name="T199"> </text:span><text:span text:style-name="T200">woorden </text:span><text:span text:style-name="T199">in deze checklist door </text:span><text:span text:style-name="T206">d</text:span><text:span text:style-name="T207">i</text:span><text:span text:style-name="T206">e </text:span><text:span text:style-name="T205">in </text:span><text:span text:style-name="T207">het</text:span><text:span text:style-name="Strong_20_Emphasis"><text:span text:style-name="T68"> </text:span></text:span><text:span text:style-name="Strong_20_Emphasis"><text:span text:style-name="T87">tekstvak</text:span></text:span><text:span text:style-name="T199">.</text:span></text:p>
      <text:p text:style-name="P45"/>
      <text:p text:style-name="P45"/>
      <text:p text:style-name="P3"><text:span text:style-name="T210">Nog niet op Linux?</text:span><text:span text:style-name="T201"><text:tab/></text:span><text:span text:style-name="T208">G</text:span><text:span text:style-name="T202">ebruik </text:span><text:span text:style-name="Strong_20_Emphasis"><text:span text:style-name="T211">Checklist </text:span></text:span><text:span text:style-name="Strong_20_Emphasis"><text:span text:style-name="T212">overzetten</text:span></text:span><text:span text:style-name="T202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03"> onder </text:span><text:span text:style-name="T209">Linux</text:span><text:span text:style-name="T204">.</text:span></text:p>
      <text:p text:style-name="P44"><text:span text:style-name="T171">Nieuwe installatie?</text:span><text:span text:style-name="T168"><text:tab/></text:span><text:span text:style-name="T170">B</text:span><text:span text:style-name="T168">egin bij hoofdstuk </text:span><text:span text:style-name="T171"><text:bookmark-ref text:reference-format="page" text:ref-name="__RefNumPara__4009_1271708128">2</text:bookmark-ref></text:span><text:span text:style-name="T168"><text:s text:c="2"/></text:span><text:span text:style-name="T172"><text:bookmark-ref text:reference-format="text" text:ref-name="__RefNumPara__4009_1271708128">Installatie uitvoeren</text:bookmark-ref></text:span><text:span text:style-name="T169">.</text:span></text:p>
      <text:p text:style-name="P27"/>
      <text:p text:style-name="P27"/>
      <text:list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5" draw:name="Vorm3_0" draw:style-name="gr1" draw:text-style-name="P99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89"><draw:control text:anchor-type="as-char" draw:z-index="7" draw:name="Vorm3_ 2" draw:style-name="gr1" draw:text-style-name="P99" svg:width="0.35cm" svg:height="0.35cm" draw:control="control6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5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28">E</text:span></text:span><text:span text:style-name="User_20_Entry"><text:span text:style-name="T143">v</text:span></text:span><text:span text:style-name="User_20_Entry"><text:span text:style-name="T144">en</text:span></text:span><text:span text:style-name="User_20_Entry"><text:span text:style-name="T146">t</text:span></text:span><text:span text:style-name="User_20_Entry"><text:span text:style-name="T147">uele </text:span></text:span><text:span text:style-name="User_20_Entry"><text:span text:style-name="T148">extra </text:span></text:span><text:span text:style-name="Definition"><text:span text:style-name="T302">gebruiker</text:span></text:span><text:span text:style-name="User_20_Entry"><text:span text:style-name="T139">s</text:span></text:span><text:span text:style-name="User_20_Entry"><text:span text:style-name="T148"> aanmelden </text:span></text:span><text:span text:style-name="User_20_Entry"><text:span text:style-name="T149">en dezelfde stappen uitvoeren</text:span></text:span><text:span text:style-name="User_20_Entry"><text:span text:style-name="T145">.</text:span>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2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6" draw:name="Vorm4" draw:style-name="gr1" draw:text-style-name="P9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3" office:value-type="string">
            <text:p text:style-name="P77"><text:span text:style-name="Strong_20_Emphasis"><text:span text:style-name="T83">D</text:span></text:span><text:span text:style-name="Strong_20_Emphasis"><text:span text:style-name="T68">ruk op de </text:span></text:span><text:span text:style-name="Strong_20_Emphasis"><text:span text:style-name="T164">Super</text:span></text:span><text:span text:style-name="Strong_20_Emphasis"><text:span text:style-name="T68">-toets</text:span></text:span><text:span text:style-name="Strong_20_Emphasis"><text:span text:style-name="T47"><text:note text:id="ftn3" text:note-class="footnote"><text:note-citation>3</text:note-citation><text:note-body><text:p text:style-name="P76"><text:span text:style-name="T167">D</text:span>e <text:span text:style-name="T308">Super</text:span>-toets <text:span text:style-name="T222">is de Windows-toets, Command-toets </text:span><text:span text:style-name="T223">(Apple)</text:span><text:span text:style-name="T222">, of Vergrootglas-toets </text:span><text:span text:style-name="T223">(Chromebook)</text:span><text:span text:style-name="T222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56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58"> de</text:span></text:span><text:span text:style-name="Strong_20_Emphasis"><text:span text:style-name="T59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7" draw:name="Vorm 3" draw:style-name="gr1" draw:text-style-name="P9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91"><draw:control text:anchor-type="as-char" draw:z-index="18" draw:name="Vorm 4" draw:style-name="gr1" draw:text-style-name="P9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83">D</text:span></text:span><text:span text:style-name="Strong_20_Emphasis"><text:span text:style-name="T64">ruk </text:span></text:span><text:span text:style-name="Strong_20_Emphasis"><text:span text:style-name="T65">op de </text:span></text:span><text:span text:style-name="Strong_20_Emphasis"><text:span text:style-name="T164">Super</text:span></text:span><text:span text:style-name="Strong_20_Emphasis"><text:span text:style-name="T65">-toets</text:span></text:span><text:span text:style-name="Strong_20_Emphasis"><text:span text:style-name="T48"><text:note-ref text:note-class="footnote" text:reference-format="text" text:ref-name="ftn3">3</text:note-ref></text:span></text:span><text:span text:style-name="Strong_20_Emphasis"><text:span text:style-name="T63">, </text:span></text:span><text:span text:style-name="Strong_20_Emphasis"><text:span text:style-name="T66">t</text:span></text:span><text:span text:style-name="Strong_20_Emphasis"><text:span text:style-name="T67">yp </text:span></text:span><text:span text:style-name="Strong_20_Emphasis"><text:span text:style-name="T106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69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</text:span></text:span><text:span text:style-name="Strong_20_Emphasis"><text:span text:style-name="T92">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56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86">Selecteer</text:span></text:span><text:span text:style-name="Strong_20_Emphasis"><text:span text:style-name="T62"> </text:span></text:span><text:span text:style-name="Strong_20_Emphasis"><text:span text:style-name="T118">1</text:span></text:span><text:span text:style-name="Strong_20_Emphasis"><text:span text:style-name="T100"> </text:span></text:span><text:span text:style-name="Strong_20_Emphasis"><text:span text:style-name="T101">In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1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B1" office:value-type="string">
            <text:p text:style-name="P60"><text:span text:style-name="Strong_20_Emphasis"><text:span text:style-name="T91"><draw:control text:anchor-type="as-char" draw:z-index="2" draw:name="Vorm9" draw:style-name="gr1" draw:text-style-name="P9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8"><text:span text:style-name="T216">Start de computer op vanaf</text:span><text:span text:style-name="T216"><text:note text:id="ftn4" text:note-class="footnote"><text:note-citation>1</text:note-citation><text:note-body><text:p text:style-name="P83"><text:span text:style-name="T153">B</text:span><text:span text:style-name="T154">ootmenu/</text:span><text:span text:style-name="T153">S</text:span><text:span text:style-name="T154">etup</text:span><text:span text:style-name="T152"> via </text:span><text:span text:style-name="T150">é</text:span><text:span text:style-name="T151">é</text:span><text:span text:style-name="T153">n van de </text:span><text:span text:style-name="Definition"><text:span text:style-name="T155">Veelgebruikte toetsen:</text:span></text:span><text:span text:style-name="Definition"><text:span text:style-name="T156"> </text:span></text:span><text:span text:style-name="User_20_Entry"><text:span text:style-name="T166">Esc</text:span></text:span><text:span text:style-name="User_20_Entry"><text:span text:style-name="T159">,</text:span></text:span><text:span text:style-name="Definition"><text:span text:style-name="T156"> </text:span></text:span><text:span text:style-name="User_20_Entry"><text:span text:style-name="T166">Delete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2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9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0</text:span></text:span><text:span text:style-name="User_20_Entry"><text:span text:style-name="T160">,</text:span></text:span><text:span text:style-name="Definition"><text:span text:style-name="T156"> </text:span></text:span><text:span text:style-name="User_20_Entry"><text:span text:style-name="T166">F11</text:span></text:span><text:span text:style-name="User_20_Entry"><text:span text:style-name="T160">,</text:span></text:span><text:span text:style-name="Definition"><text:span text:style-name="T156"> </text:span></text:span><text:span text:style-name="Definition"><text:span text:style-name="T157">o</text:span></text:span><text:span text:style-name="Definition"><text:span text:style-name="T158">f</text:span></text:span><text:span text:style-name="Definition"><text:span text:style-name="T156"> </text:span></text:span><text:span text:style-name="User_20_Entry"><text:span text:style-name="T166">F12</text:span></text:span><text:span text:style-name="User_20_Entry"><text:span text:style-name="T160">.</text:span></text:span></text:p></text:note-body></text:note></text:span><text:span text:style-name="T216"> </text:span><text:span text:style-name="T220">een </text:span><text:span text:style-name="Strong_20_Emphasis"><text:span text:style-name="T192"><text:user-field-get text:name="Distro">Rocky Linux</text:user-field-get></text:span></text:span><text:span text:style-name="T215"><text:s/></text:span><text:span text:style-name="T193"><text:user-field-get text:name="Version">8.10</text:user-field-get></text:span><text:span text:style-name="T193"><text:s/></text:span><text:span text:style-name="Strong_20_Emphasis"><text:span text:style-name="T194">Server</text:span></text:span><text:span text:style-name="Strong_20_Emphasis"><text:span text:style-name="T121"> </text:span></text:span><text:span text:style-name="Strong_20_Emphasis"><text:span text:style-name="T122">L</text:span></text:span><text:span text:style-name="T123">ive</text:span><text:span text:style-name="T123"><text:note text:id="ftn5" text:note-class="footnote"><text:note-citation>2</text:note-citation><text:note-body><text:p text:style-name="P73"><text:span text:style-name="T279">Vanaf ee</text:span>n <text:span text:style-name="T306">L</text:span>ive <text:span text:style-name="T305">USB</text:span><text:span text:style-name="T282">-stick</text:span><text:span text:style-name="T21"> </text:span>kunt <text:span text:style-name="T279">u opstarten en</text:span> <text:span text:style-name="T17">met </text:span><text:span text:style-name="Strong_20_Emphasis"><text:span text:style-name="T224"><text:user-field-get text:name="Distro">Rocky Linux</text:user-field-get></text:span></text:span><text:span text:style-name="Strong_20_Emphasis"><text:span text:style-name="T224"><text:s/></text:span></text:span>werken zonder enige bestanden op de harde schijf te wijzigen en maakt ook installatie van <text:span text:style-name="Strong_20_Emphasis"><text:span text:style-name="T224"><text:user-field-get text:name="Distro">Rocky Linux</text:user-field-get></text:span></text:span><text:span text:style-name="Strong_20_Emphasis"><text:span text:style-name="T224"><text:s/></text:span></text:span>mogelijk.</text:p></text:note-body></text:note></text:span><text:span text:style-name="T123"> </text:span><text:span text:style-name="T126">USB</text:span><text:span text:style-name="T124">-stick</text:span><text:span text:style-name="T124"><text:note text:id="ftn6" text:note-class="footnote"><text:note-citation>3</text:note-citation><text:note-body><text:p text:style-name="P87"><text:span text:style-name="Strong_20_Emphasis"><text:span text:style-name="T138">Maak een opstartbare USB-stick</text:span></text:span><text:span text:style-name="Strong_20_Emphasis"><text:span text:style-name="T134">:<text:line-break/></text:span></text:span><text:span text:style-name="Strong_20_Emphasis"><text:span text:style-name="T129">Download </text:span></text:span><text:span text:style-name="Strong_20_Emphasis"><text:span text:style-name="T130">een </text:span></text:span><text:span text:style-name="Strong_20_Emphasis"><text:span text:style-name="T140"><text:user-field-get text:name="Distro">Rocky Linux</text:user-field-get></text:span></text:span><text:span text:style-name="Strong_20_Emphasis"><text:span text:style-name="T140"><text:s/></text:span></text:span><text:span text:style-name="Strong_20_Emphasis"><text:span text:style-name="T142">8 - Boot ISO </text:span></text:span><text:span text:style-name="Strong_20_Emphasis"><text:span text:style-name="T135">CD</text:span></text:span><text:span text:style-name="Strong_20_Emphasis"><text:span text:style-name="T137">-beeldbestand</text:span></text:span><text:span text:style-name="Strong_20_Emphasis"><text:span text:style-name="T131"> </text:span></text:span><text:span text:style-name="Strong_20_Emphasis"><text:span text:style-name="T132">(.iso) </text:span></text:span><text:span text:style-name="Strong_20_Emphasis"><text:span text:style-name="T131">vanaf </text:span></text:span><text:a xlink:type="simple" xlink:href="https://rockylinux.org/nl/download" text:style-name="Internet_20_link" text:visited-style-name="Visited_20_Internet_20_Link"><text:span text:style-name="Strong_20_Emphasis"><text:span text:style-name="T281">rockylinux.org/nl/download</text:span></text:span></text:a><text:span text:style-name="Strong_20_Emphasis"><text:span text:style-name="T131">.</text:span></text:span><text:span text:style-name="Strong_20_Emphasis"><text:span text:style-name="T133"><text:line-break/>De </text:span></text:span><text:span text:style-name="Strong_20_Emphasis"><text:span text:style-name="T136">ver</text:span></text:span><text:span text:style-name="Strong_20_Emphasis"><text:span text:style-name="T133">volgstappen staan beschreven in </text:span></text:span><text:span text:style-name="Strong_20_Emphasis"><text:span text:style-name="T141">Linux informatie</text:span></text:span><text:span text:style-name="Strong_20_Emphasis"><text:span text:style-name="T133">, te vinden op </text:span></text:span><text:a xlink:type="simple" xlink:href="https://karelzimmer.nl/" text:style-name="Internet_20_link" text:visited-style-name="Visited_20_Internet_20_Link"><text:span text:style-name="Strong_20_Emphasis"><text:span text:style-name="T280">karelzimmer.nl</text:span></text:span></text:a><text:span text:style-name="Strong_20_Emphasis"><text:span text:style-name="T133">, onder </text:span></text:span><text:span text:style-name="Strong_20_Emphasis"><text:span text:style-name="T141">Linux</text:span></text:span><text:span text:style-name="Strong_20_Emphasis"><text:span text:style-name="T133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26"><text:span text:style-name="Strong_20_Emphasis"><text:span text:style-name="T86">Selecteer</text:span></text:span><text:span text:style-name="Strong_20_Emphasis"><text:span text:style-name="T52"> </text:span></text:span><text:span text:style-name="Strong_20_Emphasis"><text:span text:style-name="T38">Install</text:span></text:span><text:span text:style-name="Strong_20_Emphasis"><text:span text:style-name="T53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1"><text:s/></text:span></text:span><text:span text:style-name="Strong_20_Emphasis"><text:span text:style-name="T40"><text:user-field-get text:name="Version">8.10</text:user-field-get>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3" office:value-type="string">
            <text:p text:style-name="P20"><text:span text:style-name="Strong_20_Emphasis"><text:span text:style-name="T42">V</text:span></text:span><text:span text:style-name="Strong_20_Emphasis"><text:span text:style-name="T43">olg de aanwijzingen </text:span></text:span><text:span text:style-name="Strong_20_Emphasis"><text:span text:style-name="T44">op de </text:span></text:span><text:span text:style-name="Strong_20_Emphasis"><text:span text:style-name="T45">installatie</text:span></text:span><text:span text:style-name="Strong_20_Emphasis"><text:span text:style-name="T44">schermen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3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127"><draw:control text:anchor-type="as-char" draw:z-index="6" draw:name="Vorm 6" draw:style-name="gr1" draw:text-style-name="P9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21"><text:span text:style-name="T217">Kies</text:span><text:span text:style-name="T218"> </text:span><text:span text:style-name="T221">Nederlands</text:span><text:span text:style-name="T218"> en klik</text:span><text:span text:style-name="T219"> </text:span><text:span text:style-name="T218">op</text:span><text:span text:style-name="T217"> </text:span><text:span text:style-name="T214">Doorgaan</text:span><text:span text:style-name="T217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3" draw:name="Vorm 10" draw:style-name="gr1" draw:text-style-name="P99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2"><text:span text:style-name="T236">Onder</text:span><text:span text:style-name="T232"> </text:span><text:span text:style-name="Strong_20_Emphasis"><text:span text:style-name="T236">GEBRUIKERSINSTELLINGEN </text:span></text:span><text:span text:style-name="T236">klik op </text:span><text:span text:style-name="T239">Gebruiker aanmaken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0"><text:span text:style-name="T310">Vul in </text:span><text:span text:style-name="Strong_20_Emphasis"><text:span text:style-name="T115">Volledige naam</text:span></text:span><text:span text:style-name="Strong_20_Emphasis"><text:span text:style-name="T95"> </text:span></text:span><text:span text:style-name="Definition"><text:span text:style-name="T10">gebruiker</text:span></text:span><text:span text:style-name="Strong_20_Emphasis"><text:span text:style-name="T96">, <text:line-break/></text:span></text:span><text:span text:style-name="Strong_20_Emphasis"><text:span text:style-name="T115">Gebruikersnaam</text:span></text:span><text:span text:style-name="Strong_20_Emphasis"><text:span text:style-name="T95"> </text:span></text:span><text:span text:style-name="Definition"><text:span text:style-name="T10">gebruikersnaam</text:span></text:span><text:span text:style-name="Strong_20_Emphasis"><text:span text:style-name="T95">,</text:span></text:span></text:p>
            <text:p text:style-name="P90"><text:span text:style-name="Strong_20_Emphasis"><text:span text:style-name="T99">vink aan </text:span></text:span><text:span text:style-name="Strong_20_Emphasis"><text:span text:style-name="T112">Maak deze gebruiker beheerder</text:span></text:span><text:span text:style-name="Strong_20_Emphasis"><text:span text:style-name="T99">,</text:span></text:span></text:p>
            <text:p text:style-name="P90"><text:span text:style-name="Strong_20_Emphasis"><text:span text:style-name="T97">en </text:span></text:span><text:span text:style-name="Strong_20_Emphasis"><text:span text:style-name="T98">g</text:span></text:span><text:span text:style-name="Strong_20_Emphasis"><text:span text:style-name="T99">eef tweemaal een </text:span></text:span><text:span text:style-name="Strong_20_Emphasis"><text:span text:style-name="T115">wachtwoord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>Klik op <text:span text:style-name="T309">Klaar</text:span>.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4" draw:name="Vorm 11" draw:style-name="gr1" draw:text-style-name="P99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OFTWARE</text:span><text:span text:style-name="T236"> op </text:span><text:span text:style-name="T239">Installatiebron</text:span><text:span text:style-name="T236"> en k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5" draw:name="Vorm 2" draw:style-name="gr1" draw:text-style-name="P99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YSTEEM </text:span><text:span text:style-name="T236">op </text:span><text:span text:style-name="T239">Installatiebestemming </text:span><text:span text:style-name="T236">en k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6" draw:name="Vorm 12" draw:style-name="gr1" draw:text-style-name="P99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6">Klik onder </text:span><text:span text:style-name="T239">SYSTEEM </text:span><text:span text:style-name="T236">op </text:span><text:span text:style-name="T239">Netwerk &amp; hostnaam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1"><text:span text:style-name="T237">Zet schuifje achter de netwerkadapter op </text:span><text:span text:style-name="T240">AAN</text:span><text:span text:style-name="T237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5">V</text:span><text:span text:style-name="T233">ul </text:span><text:span text:style-name="T234">in </text:span><text:span text:style-name="Strong_20_Emphasis"><text:span text:style-name="T237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27"> </text:span></text:span><text:span text:style-name="Strong_20_Emphasis"><text:span text:style-name="T229">en klik op </text:span></text:span><text:span text:style-name="Strong_20_Emphasis"><text:span text:style-name="T240">Toepassen</text:span></text:span><text:span text:style-name="Strong_20_Emphasis"><text:span text:style-name="T229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><text:span text:style-name="T237">K</text:span><text:span text:style-name="T236">lik op </text:span><text:span text:style-name="T239">Klaar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7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62"><text:span text:style-name="Strong_20_Emphasis"><text:span text:style-name="T56"><draw:control text:anchor-type="as-char" draw:z-index="27" draw:name="Vorm 1" draw:style-name="gr1" draw:text-style-name="P9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14"><text:span text:style-name="T236">Klik onder </text:span><text:span text:style-name="T239">SOFTWARE</text:span><text:span text:style-name="T236"> op </text:span><text:span text:style-name="T241">Software selectie</text:span><text:span text:style-name="Strong_20_Emphasis"><text:span text:style-name="T228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2" office:value-type="string">
            <text:p text:style-name="P13"><text:span text:style-name="T238">Selecteer </text:span><text:span text:style-name="T241">Server</text:span><text:span text:style-name="T238"> en klik op </text:span><text:span text:style-name="T241">Klaar</text:span><text:span text:style-name="Strong_20_Emphasis"><text:span text:style-name="T226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23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71"><text:span text:style-name="Strong_20_Emphasis"><text:span text:style-name="T56"><draw:control text:anchor-type="as-char" draw:z-index="28" draw:name="Vorm 13" draw:style-name="gr1" draw:text-style-name="P99" svg:width="0.35cm" svg:height="0.35cm" draw:control="control27"/></text:span></text:span></text:p>
          </table:table-cell>
          <table:table-cell table:style-name="_32_._5f_Installatie_5f_uitvoeren.C23" office:value-type="string">
            <text:p text:style-name="P15">Klik op <text:span text:style-name="T309">Begin installatie</text:span>.</text:p>
          </table:table-cell>
        </table:table-row>
      </table:table>
      <text:p text:style-name="P48"><text:span text:style-name="Strong_20_Emphasis"><text:span text:style-name="T93"/></text:span></text:p>
      <text:list text:continue-numbering="true" text:style-name="L1">
        <text:list-item>
          <text:p text:style-name="P93"><text:span text:style-name="Strong_20_Emphasis"><text:span text:style-name="T113">Installatie </text:span></text:span><text:span text:style-name="Strong_20_Emphasis"><text:span text:style-name="T114">afronden</text:span></text:span></text:p>
        </text:list-item>
      </text:list>
      <text:p text:style-name="P49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91"><draw:control text:anchor-type="as-char" draw:z-index="3" draw:name="Vorm24" draw:style-name="gr1" draw:text-style-name="P99" svg:width="0.35cm" svg:height="0.35cm" draw:control="control2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2" office:value-type="string">
            <text:p text:style-name="P72"><text:span text:style-name="Strong_20_Emphasis"><text:span text:style-name="T94"/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9"><text:span text:style-name="Strong_20_Emphasis"><text:span text:style-name="T90"><draw:control text:anchor-type="as-char" draw:z-index="9" draw:name="Vorm13_1" draw:style-name="gr1" draw:text-style-name="P99" svg:width="0.35cm" svg:height="0.35cm" draw:control="control8"/></text:span></text:span></text:p>
          </table:table-cell>
          <table:table-cell table:style-name="_33_._5f_Installatie_5f_afronden.C3" office:value-type="string">
            <text:p text:style-name="P23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19" draw:name="Vorm 5" draw:style-name="gr1" draw:text-style-name="P99" svg:width="0.35cm" svg:height="0.35cm" draw:control="control18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84">D</text:span></text:span><text:span text:style-name="Strong_20_Emphasis"><text:span text:style-name="T75">ruk</text:span></text:span><text:span text:style-name="Strong_20_Emphasis"><text:span text:style-name="T63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9"><text:note text:id="ftn7" text:note-class="footnote"><text:note-citation>1</text:note-citation><text:note-body><text:p text:style-name="P47"><text:span text:style-name="T179">De </text:span><text:span text:style-name="T225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9">ter</text:span></text:span><text:span text:style-name="Strong_20_Emphasis"><text:span text:style-name="T110">m</text:span></text:span><text:span text:style-name="Strong_20_Emphasis"><text:span text:style-name="T5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1">Terminalvenster</text:span></text:span><text:span text:style-name="Strong_20_Emphasis"><text:span text:style-name="T58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56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58"> de</text:span></text:span><text:span text:style-name="Strong_20_Emphasis"><text:span text:style-name="T77">z</text:span></text:span><text:span text:style-name="Strong_20_Emphasis"><text:span text:style-name="T58">e </text:span></text:span><text:span text:style-name="Strong_20_Emphasis"><text:span text:style-name="T60">twee </text:span></text:span><text:span text:style-name="Strong_20_Emphasis"><text:span text:style-name="T58">opdrachten, ieder gevolgd door de </text:span></text:span><text:span text:style-name="Strong_20_Emphasis"><text:span text:style-name="T165">Enter</text:span></text:span><text:span text:style-name="Strong_20_Emphasis"><text:span text:style-name="T57">-toets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9" office:value-type="string">
            <text:p text:style-name="P57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10" office:value-type="string">
            <text:p text:style-name="P41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9"><text:span text:style-name="Strong_20_Emphasis"><text:span text:style-name="T91"><draw:control text:anchor-type="as-char" draw:z-index="20" draw:name="Vorm 7" draw:style-name="gr1" draw:text-style-name="P99" svg:width="0.35cm" svg:height="0.35cm" draw:control="control19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84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-ref text:note-class="footnote" text:reference-format="text" text:ref-name="ftn7">1</text:note-ref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><text:span text:style-name="Strong_20_Emphasis"><text:span text:style-name="T56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3</text:span></text:span><text:span text:style-name="Strong_20_Emphasis"><text:span text:style-name="T102"> </text:span></text:span><text:span text:style-name="Strong_20_Emphasis"><text:span text:style-name="T103">Installatie</text:span></text:span><text:span text:style-name="Strong_20_Emphasis"><text:span text:style-name="T104"> </text:span></text:span><text:span text:style-name="Strong_20_Emphasis"><text:span text:style-name="T105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49"><text:span text:style-name="Strong_20_Emphasis"><text:span text:style-name="T51"><text:tab/></text:span></text:span></text:p>
      <text:p text:style-name="P50"><text:span text:style-name="Strong_20_Emphasis"><text:span text:style-name="T72"/></text:span></text:p>
      <text:p text:style-name="P51"><text:span text:style-name="Strong_20_Emphasis"><text:span text:style-name="T62"/></text:span></text:p>
      <text:list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7"/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4" draw:name="Vorm40_0" draw:style-name="gr1" draw:text-style-name="P99" svg:width="0.35cm" svg:height="0.35cm" draw:control="control3"/></text:span></text:span></text:p>
          </table:table-cell>
          <table:table-cell table:style-name="Tabel2.A1" office:value-type="string">
            <text:p text:style-name="P67"><text:span text:style-name="Strong_20_Emphasis"><text:span text:style-name="T91"><draw:control text:anchor-type="as-char" draw:z-index="8" draw:name="Vorm40_ 1" draw:style-name="gr1" draw:text-style-name="P99" svg:width="0.35cm" svg:height="0.35cm" draw:control="control7"/></text:span></text:span></text:p>
          </table:table-cell>
          <table:table-cell table:style-name="Tabel2.D1" office:value-type="string">
            <text:p text:style-name="P19"><text:span text:style-name="Strong_20_Emphasis"><text:span text:style-name="T51">Aanmelden als </text:span></text:span><text:span text:style-name="Definition"><text:span text:style-name="T10">gebruiker</text:span></text:span><text:span text:style-name="Strong_20_Emphasis"><text:span text:style-name="T80"><text:note text:id="ftn8" text:note-class="footnote"><text:note-citation>1</text:note-citation><text:note-body><text:p text:style-name="P59"><text:span text:style-name="User_20_Entry"><text:span text:style-name="T161">E</text:span></text:span><text:span text:style-name="User_20_Entry"><text:span text:style-name="T163">ventuele extra </text:span></text:span><text:span text:style-name="Definition"><text:span text:style-name="T303">gebruiker</text:span></text:span><text:span text:style-name="User_20_Entry"><text:span text:style-name="T162">s</text:span></text:span><text:span text:style-name="User_20_Entry"><text:span text:style-name="T163"> aanmelden en dezelfde stappen uitvoeren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40"><text:span text:style-name="Strong_20_Emphasis"><text:span text:style-name="T90"><draw:control text:anchor-type="as-char" draw:z-index="10" draw:name="Vorm13_ 1" draw:style-name="gr1" draw:text-style-name="P99" svg:width="0.35cm" svg:height="0.35cm" draw:control="control9"/></text:span></text:span></text:p>
          </table:table-cell>
          <table:table-cell table:style-name="Tabel2.D2" office:value-type="string">
            <text:p text:style-name="P29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1" draw:name="Vorm 8" draw:style-name="gr1" draw:text-style-name="P99" svg:width="0.35cm" svg:height="0.35cm" draw:control="control20"/></text:span></text:span></text:p>
          </table:table-cell>
          <table:table-cell table:style-name="Tabel2.A1" office:value-type="string">
            <text:p text:style-name="P70"><text:span text:style-name="Strong_20_Emphasis"><text:span text:style-name="T91"><draw:control text:anchor-type="as-char" draw:z-index="22" draw:name="Vorm 9" draw:style-name="gr1" draw:text-style-name="P99" svg:width="0.35cm" svg:height="0.35cm" draw:control="control21"/></text:span></text:span></text:p>
          </table:table-cell>
          <table:table-cell table:style-name="Tabel2.D5" office:value-type="string">
            <text:p text:style-name="P25"><text:span text:style-name="Strong_20_Emphasis"><text:span text:style-name="T85">D</text:span></text:span><text:span text:style-name="Strong_20_Emphasis"><text:span text:style-name="T79">ruk</text:span></text:span><text:span text:style-name="Strong_20_Emphasis"><text:span text:style-name="T78"> op</text:span></text:span><text:span text:style-name="Strong_20_Emphasis"><text:span text:style-name="T76"> de </text:span></text:span><text:span text:style-name="Strong_20_Emphasis"><text:span text:style-name="T164">Super</text:span></text:span><text:span text:style-name="Strong_20_Emphasis"><text:span text:style-name="T76">-toets</text:span></text:span><text:span text:style-name="Strong_20_Emphasis"><text:span text:style-name="T47"><text:note text:id="ftn9" text:note-class="footnote"><text:note-citation>2</text:note-citation><text:note-body><text:p text:style-name="P46"><text:span text:style-name="T179">De </text:span><text:span text:style-name="T225">Super</text:span><text:span text:style-name="T179">-toets is de Windows-toets, Command-toets </text:span><text:span text:style-name="T180">(Apple)</text:span><text:span text:style-name="T179">, of Vergrootglas-toets </text:span><text:span text:style-name="T180">(Chromebook)</text:span><text:span text:style-name="T179">.</text:span></text:p></text:note-body></text:note></text:span></text:span><text:span text:style-name="Strong_20_Emphasis"><text:span text:style-name="T63">, </text:span></text:span><text:span text:style-name="Strong_20_Emphasis"><text:span text:style-name="T73">t</text:span></text:span><text:span text:style-name="Strong_20_Emphasis"><text:span text:style-name="T67">yp </text:span></text:span><text:span text:style-name="Strong_20_Emphasis"><text:span text:style-name="T108">men</text:span></text:span><text:span text:style-name="Strong_20_Emphasis"><text:span text:style-name="T107">u</text:span></text:span><text:span text:style-name="Strong_20_Emphasis"><text:span text:style-name="T68"> </text:span></text:span><text:span text:style-name="Strong_20_Emphasis"><text:span text:style-name="T74">e</text:span></text:span><text:span text:style-name="Strong_20_Emphasis"><text:span text:style-name="T57">n </text:span></text:span><text:span text:style-name="Strong_20_Emphasis"><text:span text:style-name="T70">k</text:span></text:span><text:span text:style-name="Strong_20_Emphasis"><text:span text:style-name="T57">lik op het pictogram van </text:span></text:span><text:span text:style-name="Strong_20_Emphasis"><text:span text:style-name="T116">Installatiem</text:span></text:span><text:span text:style-name="Strong_20_Emphasis"><text:span text:style-name="T117">enu</text:span></text:span><text:span text:style-name="Strong_20_Emphasis"><text:span text:style-name="T68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6" office:value-type="string">
            <text:p text:style-name="P24"><text:span text:style-name="Strong_20_Emphasis"><text:span text:style-name="T86">Selecteer</text:span></text:span><text:span text:style-name="Strong_20_Emphasis"><text:span text:style-name="T71"> </text:span></text:span><text:span text:style-name="Strong_20_Emphasis"><text:span text:style-name="T119">4</text:span></text:span><text:span text:style-name="Strong_20_Emphasis"><text:span text:style-name="T102"> </text:span></text:span><text:span text:style-name="Strong_20_Emphasis"><text:span text:style-name="T88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A1" office:value-type="string">
            <text:p text:style-name="P37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61">olg </text:span></text:span><text:span text:style-name="Strong_20_Emphasis"><text:span text:style-name="T62">de aanwijzingen op het scherm.</text:span></text:span></text:p>
          </table:table-cell>
        </table:table-row>
      </table:table>
      <text:p text:style-name="P18"><text:span text:style-name="Strong_20_Emphasis"><text:span text:style-name="T81"/></text:span></text:p>
      <text:p text:style-name="P42"/>
      <text:p text:style-name="P43"><text:span text:style-name="T173">E</text:span><text:span text:style-name="T174">inde c</text:span><text:span text:style-name="T175">hecklist, </text:span><text:span text:style-name="T176">d</text:span><text:span text:style-name="T175">e installatie van </text:span><text:span text:style-name="Strong_20_Emphasis"><text:span text:style-name="T190"><text:user-field-get text:name="Distro">Rocky Linux</text:user-field-get></text:span></text:span><text:span text:style-name="T177"><text:s/></text:span><text:span text:style-name="T178"><text:user-field-get text:name="Version">8.10</text:user-field-get></text:span><text:span text:style-name="T178"><text:s/></text:span><text:span text:style-name="Strong_20_Emphasis"><text:span text:style-name="T191">Server</text:span></text:span><text:span text:style-name="Strong_20_Emphasis"><text:span text:style-name="T120"> </text:span></text:span><text:span text:style-name="T175">is voltooid.</text:span></text:p>
      <text:p text:style-name="P8"/>
      <text:list text:style-name="L2">
        <text:list-header>
          <text:p text:style-name="P97"><text:span text:style-name="Emphasis"><text:span text:style-name="T29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8">Karel Zimmer</text:span></text:span></text:a><text:span text:style-name="Emphasis"><text:span text:style-name="T299">.</text:span></text:span></text:p>
          <text:p text:style-name="P98"><text:span text:style-name="Emphasis"><text:span text:style-name="T301">Licentie </text:span></text:span><text:span text:style-name="Emphasis"><text:span text:style-name="T299">C</text:span></text:span><text:span text:style-name="Emphasis"><text:span text:style-name="T300">C0</text:span></text:span><text:span text:style-name="Emphasis"><text:span text:style-name="T299"> 1.0 </text:span></text:span><text:span text:style-name="Emphasis"><text:span text:style-name="T29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6"><text:s/></text:span></text:span><text:span text:style-name="Emphasis"><text:span text:style-name="T29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09-21T10:30:05.483688949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0:05.328585735</dc:date>
    <meta:keyword>Installatie</meta:keyword>
    <meta:keyword>Checklist</meta:keyword>
    <meta:keyword>Linux</meta:keyword>
    <meta:editing-cycles>6923</meta:editing-cycles>
    <meta:editing-duration>P12DT9H25M33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94" meta:word-count="545" meta:character-count="3851" meta:non-whitespace-character-count="3346"/>
    <meta:user-defined meta:name="Info 1"/>
    <meta:user-defined meta:name="Info 2"/>
    <meta:user-defined meta:name="Info 3"/>
    <meta:user-defined meta:name="Info 4"/>
  </office:meta>
</office:document-meta>
</file>